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es de gestion de la base TCout</text:p>
      <text:p text:style-name="P1"/>
      <text:p text:style-name="P2">Une reference de produit appartient à un et un seul fournisseur.</text:p>
      <text:p text:style-name="P2">Un fournisseur peut possèder dans son catalogue une ou plusieurs references de produit .</text:p>
      <text:p text:style-name="P2"/>
      <text:p text:style-name="P2">Une commande concerne un et un seul fournisseur.</text:p>
      <text:p text:style-name="P2">un fournisseur peut remplir une ou plusieurs commandes.</text:p>
      <text:p text:style-name="P2"/>
      <text:p text:style-name="P2">Une commande peut être rempli avec un ou plusieurs produits.</text:p>
      <text:p text:style-name="P2">Un produit peut être présent dans une ou plusieurs commandes.</text:p>
      <text:p text:style-name="P2">Pour toutes commandes, a chaque produit correspond une quantité commandée .</text:p>
      <text:p text:style-name="P2"/>
      <text:p text:style-name="P2">Un produit possède un et un seul type .</text:p>
      <text:p text:style-name="P2">Un type de produit peut concerner un ou plusieurs produit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28:22</meta:creation-date>
    <meta:generator>LibreOffice/3.5$Linux_x86 LibreOffice_project/350m1$Build-2</meta:generator>
    <dc:date>2014-01-09T10:14:37</dc:date>
    <meta:editing-duration>PT8M31S</meta:editing-duration>
    <meta:editing-cycles>3</meta:editing-cycles>
    <meta:document-statistic meta:table-count="0" meta:image-count="0" meta:object-count="0" meta:page-count="1" meta:paragraph-count="10" meta:word-count="99" meta:character-count="584" meta:non-whitespace-character-count="495"/>
  </office:meta>
</office:document-meta>
</file>